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031f" officeooo:paragraph-rsid="0010031f"/>
    </style:style>
    <style:style style:name="P2" style:family="paragraph" style:parent-style-name="Standard">
      <style:text-properties officeooo:rsid="0010038b" officeooo:paragraph-rsid="0010038b"/>
    </style:style>
    <style:style style:name="P3" style:family="paragraph" style:parent-style-name="Standard">
      <style:text-properties fo:font-weight="bold" officeooo:rsid="0010031f" officeooo:paragraph-rsid="0010031f" style:font-weight-asian="bold" style:font-weight-complex="bold"/>
    </style:style>
    <style:style style:name="P4" style:family="paragraph" style:parent-style-name="Standard" style:list-style-name="L1">
      <style:text-properties officeooo:rsid="0010031f" officeooo:paragraph-rsid="0010031f"/>
    </style:style>
    <style:style style:name="T1" style:family="text">
      <style:text-properties officeooo:rsid="00110d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ls sont les acteurs et les territoires de la production du Nutella ?</text:p>
      <text:p text:style-name="P1"/>
      <text:list xml:id="list6940332334647547415" text:style-name="L1">
        <text:list-item>
          <text:p text:style-name="P4">Le Nutella est conçu et produit dans des pays développés et dans des pays émergents. </text:p>
          <text:p text:style-name="P4"/>
        </text:list-item>
        <text:list-item>
          <text:p text:style-name="P4">Les ingrédients qui composent le Nutella viennent du Brésil, de Chine, du Nigeria, de Turquie, et de France. </text:p>
          <text:p text:style-name="P4"/>
        </text:list-item>
        <text:list-item>
          <text:p text:style-name="P4">. </text:p>
          <text:p text:style-name="P4"/>
        </text:list-item>
        <text:list-item>
          <text:p text:style-name="P4">.</text:p>
        </text:list-item>
      </text:list>
      <text:p text:style-name="P1"/>
      <text:p text:style-name="P1"/>
      <text:p text:style-name="P1"/>
      <text:p text:style-name="P1"/>
      <text:p text:style-name="P2">Aléas = problème, difficul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56:32.141000000</meta:creation-date>
    <dc:date>2018-11-30T10:07:47.094000000</dc:date>
    <meta:editing-duration>PT48M5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6" meta:word-count="56" meta:character-count="304" meta:non-whitespace-character-count="255"/>
  </office:meta>
</office:document-meta>
</file>